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4cm" table:align="margins"/>
    </style:style>
    <style:style style:name="Таблица1.A" style:family="table-column">
      <style:table-column-properties style:column-width="2.408cm" style:rel-column-width="1365*"/>
    </style:style>
    <style:style style:name="Таблица1.C" style:family="table-column">
      <style:table-column-properties style:column-width="7.932cm" style:rel-column-width="4497*"/>
    </style:style>
    <style:style style:name="Таблица1.D" style:family="table-column">
      <style:table-column-properties style:column-width="4.265cm" style:rel-column-width="241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ff0000"/>
    </style:style>
    <style:style style:name="P7" style:family="paragraph" style:parent-style-name="Table_20_Contents">
      <style:paragraph-properties fo:text-align="start" style:justify-single-word="false"/>
      <style:text-properties fo:color="#ff000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регистров заглушки для Феномена</text:p>
      <text:p text:style-name="P1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Логический адрес</text:p>
          </table:table-cell>
          <table:table-cell table:style-name="Таблица1.A1" office:value-type="string">
            <text:p text:style-name="P3">Физический адрес</text:p>
          </table:table-cell>
          <table:table-cell table:style-name="Таблица1.A1" office:value-type="string">
            <text:p text:style-name="P3">Описание </text:p>
          </table:table-cell>
          <table:table-cell table:style-name="Таблица1.D1" office:value-type="string">
            <text:p text:style-name="P3">Примечание</text:p>
          </table:table-cell>
        </table:table-row>
        <table:table-row>
          <table:table-cell table:style-name="Таблица1.A2" office:value-type="float" office:value="40001">
            <text:p text:style-name="P3">40001</text:p>
          </table:table-cell>
          <table:table-cell table:style-name="Таблица1.B2" office:value-type="string">
            <text:p text:style-name="P3">0х0000</text:p>
          </table:table-cell>
          <table:table-cell table:style-name="Таблица1.B2" office:value-type="string">
            <text:p text:style-name="P5">Адрес устройства </text:p>
          </table:table-cell>
          <table:table-cell table:style-name="Таблица1.D2" office:value-type="string">
            <text:p text:style-name="P3">Значение от 0х0001 до 0х00<text:span text:style-name="T1">FF</text:span></text:p>
          </table:table-cell>
        </table:table-row>
        <table:table-row>
          <table:table-cell table:style-name="Таблица1.A3" office:value-type="float" office:value="40002">
            <text:p text:style-name="P4">40002</text:p>
          </table:table-cell>
          <table:table-cell table:style-name="Таблица1.B3" office:value-type="string">
            <text:p text:style-name="P4">0<text:span text:style-name="T2">х0001</text:span></text:p>
          </table:table-cell>
          <table:table-cell table:style-name="Таблица1.B3" office:value-type="string">
            <text:p text:style-name="P5">Скорость передачи</text:p>
          </table:table-cell>
          <table:table-cell table:style-name="Таблица1.D2" office:value-type="string">
            <text:p text:style-name="P3">0х0004 — 2400</text:p>
            <text:p text:style-name="P3">0х0005 — 4800</text:p>
            <text:p text:style-name="P3">0х0006 — 9600</text:p>
            <text:p text:style-name="P3">0х0007 — 19200</text:p>
            <text:p text:style-name="P3">0х0008 — 38400</text:p>
            <text:p text:style-name="P3">0х0009 — 57600</text:p>
            <text:p text:style-name="P3">0х000А — 115200</text:p>
            <text:p text:style-name="P3"/>
          </table:table-cell>
        </table:table-row>
        <table:table-row>
          <table:table-cell table:style-name="Таблица1.A2" office:value-type="float" office:value="40003">
            <text:p text:style-name="P6">40003</text:p>
          </table:table-cell>
          <table:table-cell table:style-name="Таблица1.B2" office:value-type="string">
            <text:p text:style-name="P6">0х0002</text:p>
          </table:table-cell>
          <table:table-cell table:style-name="Таблица1.B2" office:value-type="string">
            <text:p text:style-name="P7">Тип устройства старшие байты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float" office:value="40004">
            <text:p text:style-name="P6">40004</text:p>
          </table:table-cell>
          <table:table-cell table:style-name="Таблица1.B2" office:value-type="string">
            <text:p text:style-name="P6">0х0003</text:p>
          </table:table-cell>
          <table:table-cell table:style-name="Таблица1.B2" office:value-type="string">
            <text:p text:style-name="P7">Тип устройства младшие байты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float" office:value="40005">
            <text:p text:style-name="P6">40005</text:p>
          </table:table-cell>
          <table:table-cell table:style-name="Таблица1.B2" office:value-type="string">
            <text:p text:style-name="P6">0х0004</text:p>
          </table:table-cell>
          <table:table-cell table:style-name="Таблица1.B2" office:value-type="string">
            <text:p text:style-name="P7">Версия ПО старшие байты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float" office:value="40006">
            <text:p text:style-name="P6">40006</text:p>
          </table:table-cell>
          <table:table-cell table:style-name="Таблица1.B2" office:value-type="string">
            <text:p text:style-name="P6">0х0005</text:p>
          </table:table-cell>
          <table:table-cell table:style-name="Таблица1.B2" office:value-type="string">
            <text:p text:style-name="P7">Версия ПО младшие байты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3" office:value-type="float" office:value="40007">
            <text:p text:style-name="P3">40007</text:p>
          </table:table-cell>
          <table:table-cell table:style-name="Таблица1.B3" office:value-type="string">
            <text:p text:style-name="P3">0х0006</text:p>
          </table:table-cell>
          <table:table-cell table:style-name="Таблица1.B3" office:value-type="string">
            <text:p text:style-name="P5">Статус входного канала 0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08">
            <text:p text:style-name="P3">40008</text:p>
          </table:table-cell>
          <table:table-cell table:style-name="Таблица1.B3" office:value-type="string">
            <text:p text:style-name="P3">0х0007</text:p>
          </table:table-cell>
          <table:table-cell table:style-name="Таблица1.B3" office:value-type="string">
            <text:p text:style-name="P5">Статус входного канала 1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09">
            <text:p text:style-name="P3">40009</text:p>
          </table:table-cell>
          <table:table-cell table:style-name="Таблица1.B3" office:value-type="string">
            <text:p text:style-name="P3">0х0008</text:p>
          </table:table-cell>
          <table:table-cell table:style-name="Таблица1.B3" office:value-type="string">
            <text:p text:style-name="P5">Статус входного канала 2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10">
            <text:p text:style-name="P3">40010</text:p>
          </table:table-cell>
          <table:table-cell table:style-name="Таблица1.B3" office:value-type="string">
            <text:p text:style-name="P3">0х0009</text:p>
          </table:table-cell>
          <table:table-cell table:style-name="Таблица1.B3" office:value-type="string">
            <text:p text:style-name="P5">Статус входного канала 3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11">
            <text:p text:style-name="P6">40011</text:p>
          </table:table-cell>
          <table:table-cell table:style-name="Таблица1.B3" office:value-type="string">
            <text:p text:style-name="P6">0х000А</text:p>
          </table:table-cell>
          <table:table-cell table:style-name="Таблица1.B3" office:value-type="string">
            <text:p text:style-name="P7">Значение входного канала 0</text:p>
          </table:table-cell>
          <table:table-cell table:style-name="Таблица1.D2" office:value-type="string">
            <text:p text:style-name="P6">0х0000 — на входе нет сигнала</text:p>
            <text:p text:style-name="P6">0х<text:span text:style-name="T1">FFFF – </text:span><text:span text:style-name="T2">на входе есть сигнал</text:span></text:p>
          </table:table-cell>
        </table:table-row>
        <table:table-row>
          <table:table-cell table:style-name="Таблица1.A3" office:value-type="float" office:value="40012">
            <text:p text:style-name="P6">40012</text:p>
          </table:table-cell>
          <table:table-cell table:style-name="Таблица1.B3" office:value-type="string">
            <text:p text:style-name="P6">0х000В</text:p>
          </table:table-cell>
          <table:table-cell table:style-name="Таблица1.B3" office:value-type="string">
            <text:p text:style-name="P7">Значение входного канала 1</text:p>
          </table:table-cell>
          <table:table-cell table:style-name="Таблица1.D2" office:value-type="string">
            <text:p text:style-name="P6">0х0000 — на входе нет сигнала</text:p>
            <text:p text:style-name="P6">0х<text:span text:style-name="T1">FFFF – </text:span><text:span text:style-name="T2">на входе есть сигнал</text:span></text:p>
          </table:table-cell>
        </table:table-row>
        <table:table-row>
          <table:table-cell table:style-name="Таблица1.A3" office:value-type="float" office:value="40013">
            <text:p text:style-name="P6">40013</text:p>
          </table:table-cell>
          <table:table-cell table:style-name="Таблица1.B3" office:value-type="string">
            <text:p text:style-name="P6">0х000С</text:p>
          </table:table-cell>
          <table:table-cell table:style-name="Таблица1.B3" office:value-type="string">
            <text:p text:style-name="P7">Значение входного канала 2</text:p>
          </table:table-cell>
          <table:table-cell table:style-name="Таблица1.D2" office:value-type="string">
            <text:p text:style-name="P6">0х0000 — на входе нет сигнала</text:p>
            <text:p text:style-name="P6">0х<text:span text:style-name="T1">FFFF – </text:span><text:span text:style-name="T2">на входе есть сигнал</text:span></text:p>
          </table:table-cell>
        </table:table-row>
        <table:table-row>
          <table:table-cell table:style-name="Таблица1.A3" office:value-type="float" office:value="40014">
            <text:p text:style-name="P6">40014</text:p>
          </table:table-cell>
          <table:table-cell table:style-name="Таблица1.B3" office:value-type="string">
            <text:p text:style-name="P6">0х000<text:span text:style-name="T1">D</text:span></text:p>
          </table:table-cell>
          <table:table-cell table:style-name="Таблица1.B3" office:value-type="string">
            <text:p text:style-name="P7">Значение входного канала 3</text:p>
          </table:table-cell>
          <table:table-cell table:style-name="Таблица1.D2" office:value-type="string">
            <text:p text:style-name="P6">0х0000 — на входе нет сигнала</text:p>
            <text:p text:style-name="P6">0х<text:span text:style-name="T1">FFFF – </text:span><text:span text:style-name="T2">на входе есть сигнал</text:span></text:p>
          </table:table-cell>
        </table:table-row>
        <text:soft-page-break/>
        <table:table-row>
          <table:table-cell table:style-name="Таблица1.A3" office:value-type="float" office:value="40015">
            <text:p text:style-name="P3">40015</text:p>
          </table:table-cell>
          <table:table-cell table:style-name="Таблица1.B3" office:value-type="string">
            <text:p text:style-name="P3">0х00<text:span text:style-name="T1">0E</text:span></text:p>
          </table:table-cell>
          <table:table-cell table:style-name="Таблица1.B3" office:value-type="string">
            <text:p text:style-name="P5">Статус выходного канала 0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16">
            <text:p text:style-name="P3">40016</text:p>
          </table:table-cell>
          <table:table-cell table:style-name="Таблица1.B3" office:value-type="string">
            <text:p text:style-name="P3">0х00<text:span text:style-name="T1">0F</text:span></text:p>
          </table:table-cell>
          <table:table-cell table:style-name="Таблица1.B3" office:value-type="string">
            <text:p text:style-name="P5">Статус выходного канала 1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17">
            <text:p text:style-name="P3">40017</text:p>
          </table:table-cell>
          <table:table-cell table:style-name="Таблица1.B3" office:value-type="string">
            <text:p text:style-name="P3">0х0010</text:p>
          </table:table-cell>
          <table:table-cell table:style-name="Таблица1.B3" office:value-type="string">
            <text:p text:style-name="P5">Статус выходного канала 2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18">
            <text:p text:style-name="P3">40018</text:p>
          </table:table-cell>
          <table:table-cell table:style-name="Таблица1.B3" office:value-type="string">
            <text:p text:style-name="P3">0х0011</text:p>
          </table:table-cell>
          <table:table-cell table:style-name="Таблица1.B3" office:value-type="string">
            <text:p text:style-name="P5">Статус выходного канала 3</text:p>
          </table:table-cell>
          <table:table-cell table:style-name="Таблица1.D2" office:value-type="string">
            <text:p text:style-name="P3">0 — канал отключен</text:p>
            <text:p text:style-name="P3">другое значение, канал включен</text:p>
          </table:table-cell>
        </table:table-row>
        <table:table-row>
          <table:table-cell table:style-name="Таблица1.A3" office:value-type="float" office:value="40011">
            <text:p text:style-name="P3">40011</text:p>
          </table:table-cell>
          <table:table-cell table:style-name="Таблица1.B3" office:value-type="string">
            <text:p text:style-name="P3">0х000А</text:p>
          </table:table-cell>
          <table:table-cell table:style-name="Таблица1.B3" office:value-type="string">
            <text:p text:style-name="P5">Управление выходным каналом 0</text:p>
          </table:table-cell>
          <table:table-cell table:style-name="Таблица1.D2" office:value-type="string">
            <text:p text:style-name="P3">0х0000 — на выход выключен, в противном случае включен</text:p>
          </table:table-cell>
        </table:table-row>
        <table:table-row>
          <table:table-cell table:style-name="Таблица1.A3" office:value-type="float" office:value="40012">
            <text:p text:style-name="P3">40012</text:p>
          </table:table-cell>
          <table:table-cell table:style-name="Таблица1.B3" office:value-type="string">
            <text:p text:style-name="P3">0х000В</text:p>
          </table:table-cell>
          <table:table-cell table:style-name="Таблица1.B3" office:value-type="string">
            <text:p text:style-name="P5">Управление выходным каналом 1</text:p>
          </table:table-cell>
          <table:table-cell table:style-name="Таблица1.D2" office:value-type="string">
            <text:p text:style-name="P3">0х0000 — на выход выключен, в противном случае включен</text:p>
          </table:table-cell>
        </table:table-row>
        <table:table-row>
          <table:table-cell table:style-name="Таблица1.A3" office:value-type="float" office:value="40013">
            <text:p text:style-name="P3">40013</text:p>
          </table:table-cell>
          <table:table-cell table:style-name="Таблица1.B3" office:value-type="string">
            <text:p text:style-name="P3">0х000С</text:p>
          </table:table-cell>
          <table:table-cell table:style-name="Таблица1.B3" office:value-type="string">
            <text:p text:style-name="P5">Управление выходным каналом 2</text:p>
          </table:table-cell>
          <table:table-cell table:style-name="Таблица1.D2" office:value-type="string">
            <text:p text:style-name="P3">0х0000 — на выход выключен, в противном случае включен</text:p>
          </table:table-cell>
        </table:table-row>
        <table:table-row>
          <table:table-cell table:style-name="Таблица1.A3" office:value-type="float" office:value="40014">
            <text:p text:style-name="P3">40014</text:p>
          </table:table-cell>
          <table:table-cell table:style-name="Таблица1.B3" office:value-type="string">
            <text:p text:style-name="P3">0х000<text:span text:style-name="T1">D</text:span></text:p>
          </table:table-cell>
          <table:table-cell table:style-name="Таблица1.B3" office:value-type="string">
            <text:p text:style-name="P5">Управление выходным каналом 3</text:p>
          </table:table-cell>
          <table:table-cell table:style-name="Таблица1.D2" office:value-type="string">
            <text:p text:style-name="P3">0х0000 — на выход выключен, в противном случае включен</text:p>
          </table:table-cell>
        </table:table-row>
      </table:table>
      <text:p text:style-name="P1"/>
      <text:p text:style-name="P2"><text:tab/>В регистры выделеные красным ничего записать нельзя только читать. Команда <text:s/>записи проходит и дает ответ о том что регистры записаны, но реально их значение не меняеться. </text:p>
      <text:p text:style-name="P2"><text:tab/>Если входной либо выходной каналы отключены на индикаторе в соот ветствующей позиции выводится символ «<text:span text:style-name="T1">D</text:span>» <text:span text:style-name="T1">- disable. </text:span>При отключеном дискретном входе регистр значения выходного канала принимает значение 0х0000 не зависимо от состояния сигнала на его входе. При отключеном дискретном выходе он не реагирует на управляющие сигналы. </text:p>
      <text:p text:style-name="P2"><text:tab/>Если на дискретном входе нет сигнала на индикатор выводится символ «-».</text:p>
      <text:p text:style-name="P2"><text:tab/>Если на дискретном входе есть сигнал на индикатор выводится символ «+».</text:p>
      <text:p text:style-name="P2"><text:tab/>Если дискретный выход выключен на индикатор выводится символ «-».</text:p>
      <text:p text:style-name="P2"><text:tab/>Если дискретный выход включен на индикатор выводится символ «+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9T22:04:59.37</meta:creation-date>
    <meta:document-statistic meta:table-count="1" meta:image-count="0" meta:object-count="0" meta:page-count="2" meta:paragraph-count="113" meta:word-count="425" meta:character-count="2618"/>
    <dc:date>2010-01-19T22:41:32.26</dc:date>
    <meta:editing-duration>PT00H00M37S</meta:editing-duration>
    <meta:editing-cycles>1</meta:editing-cycles>
    <meta:generator>OpenOffice.org/3.0$Win32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